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0a090" draw:textarea-horizontal-align="justify" draw:textarea-vertical-align="middle" draw:auto-grow-height="false" fo:min-height="9.44cm" fo:min-width="4.69cm" loext:decorative="false"/>
      <style:paragraph-properties style:writing-mode="lr-tb"/>
    </style:style>
    <style:style style:name="gr2" style:family="graphic" style:parent-style-name="standard">
      <style:graphic-properties draw:stroke="none" draw:fill-color="#a0a090" draw:textarea-horizontal-align="justify" draw:textarea-vertical-align="middle" draw:auto-grow-height="false" fo:min-height="9cm" fo:min-width="11.5cm" loext:decorative="false"/>
      <style:paragraph-properties style:writing-mode="lr-tb"/>
    </style:style>
    <style:style style:name="gr3" style:family="graphic" style:parent-style-name="standard">
      <style:graphic-properties draw:stroke="none" draw:fill-color="#c4c4b0" draw:textarea-horizontal-align="justify" draw:textarea-vertical-align="middle" draw:auto-grow-height="false" fo:min-height="0.876cm" fo:min-width="5.18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c4c4b0" draw:textarea-horizontal-align="justify" draw:textarea-vertical-align="middle" draw:auto-grow-height="false" fo:min-height="1.475cm" fo:min-width="5.188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-color="#626258" draw:textarea-horizontal-align="justify" draw:textarea-vertical-align="middle" draw:auto-grow-height="false" fo:min-height="3.361cm" fo:min-width="5.1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7" style:family="graphic" style:parent-style-name="standard">
      <style:graphic-properties draw:stroke="none" draw:fill-color="#c4c4b0" draw:textarea-horizontal-align="justify" draw:textarea-vertical-align="middle" draw:auto-grow-height="false" fo:min-height="1.25cm" fo:min-width="4.31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a0a090" draw:textarea-horizontal-align="justify" draw:textarea-vertical-align="middle" draw:auto-grow-height="false" fo:min-height="2.458cm" fo:min-width="4.958cm" loext:decorative="false"/>
      <style:paragraph-properties style:writing-mode="lr-tb"/>
    </style:style>
    <style:style style:name="gr9" style:family="graphic" style:parent-style-name="standard">
      <style:graphic-properties draw:stroke="none" draw:fill-color="#ddddc6" draw:textarea-horizontal-align="justify" draw:textarea-vertical-align="top" draw:auto-grow-height="false" fo:min-height="13.432cm" fo:min-width="8.932cm" loext:decorative="false"/>
      <style:paragraph-properties style:writing-mode="lr-tb"/>
    </style:style>
    <style:style style:name="gr10" style:family="graphic" style:parent-style-name="standard">
      <style:graphic-properties draw:stroke="none" draw:fill-color="#c4c4b0" draw:textarea-horizontal-align="justify" draw:textarea-vertical-align="middle" draw:auto-grow-height="false" fo:min-height="1.626cm" fo:min-width="4.313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-color="#c4c4b0" draw:textarea-horizontal-align="justify" draw:textarea-vertical-align="middle" draw:auto-grow-height="false" fo:min-height="1.3cm" fo:min-width="4.7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c4c4b0" draw:textarea-horizontal-align="justify" draw:textarea-vertical-align="middle" draw:auto-grow-height="false" fo:min-height="1.3cm" fo:min-width="4.313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a0a090" draw:textarea-horizontal-align="justify" draw:textarea-vertical-align="middle" draw:auto-grow-height="false" fo:min-height="5.166cm" fo:min-width="11.66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ddddc6" draw:textarea-horizontal-align="justify" draw:textarea-vertical-align="bottom" draw:auto-grow-height="false" fo:min-height="12.666cm" fo:min-width="24.66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a0a090" draw:textarea-horizontal-align="justify" draw:textarea-vertical-align="middle" draw:auto-grow-height="false" fo:min-height="5.166cm" fo:min-width="11.666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5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26cm" fo:min-width="4.313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5.75cm" fo:min-width="12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bottom" draw:auto-grow-height="false" fo:min-height="11.25cm" fo:min-width="22.7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Roboto Slab"/>
    </style:style>
    <style:style style:name="P2" style:family="paragraph">
      <loext:graphic-properties draw:fill-color="#a0a090"/>
      <style:paragraph-properties fo:text-align="center"/>
      <style:text-properties style:font-name="Roboto Slab"/>
    </style:style>
    <style:style style:name="P3" style:family="paragraph">
      <loext:graphic-properties draw:fill-color="#c4c4b0"/>
      <style:paragraph-properties fo:text-align="center" style:writing-mode="lr-tb"/>
      <style:text-properties style:font-name="Roboto Slab"/>
    </style:style>
    <style:style style:name="P4" style:family="paragraph">
      <loext:graphic-properties draw:fill-color="#626258"/>
      <style:paragraph-properties fo:text-align="center"/>
      <style:text-properties style:font-name="Roboto Slab"/>
    </style:style>
    <style:style style:name="P5" style:family="paragraph">
      <style:paragraph-properties fo:text-align="start"/>
      <style:text-properties style:font-name="Roboto Slab"/>
    </style:style>
    <style:style style:name="P6" style:family="paragraph">
      <loext:graphic-properties draw:fill="none" draw:fill-color="#ffffff"/>
      <style:paragraph-properties fo:text-align="start"/>
      <style:text-properties style:font-name="Roboto Slab"/>
    </style:style>
    <style:style style:name="P7" style:family="paragraph">
      <style:paragraph-properties fo:text-align="center"/>
      <style:text-properties fo:color="#000000" loext:opacity="100%" style:font-name="Roboto Slab"/>
    </style:style>
    <style:style style:name="P8" style:family="paragraph">
      <loext:graphic-properties draw:fill-color="#c4c4b0"/>
      <style:paragraph-properties fo:text-align="center" style:writing-mode="lr-tb"/>
      <style:text-properties fo:color="#000000" loext:opacity="100%" style:font-name="Roboto Slab"/>
    </style:style>
    <style:style style:name="P9" style:family="paragraph">
      <style:paragraph-properties fo:text-align="end"/>
      <style:text-properties style:font-name="Roboto Slab"/>
    </style:style>
    <style:style style:name="P10" style:family="paragraph">
      <loext:graphic-properties draw:fill-color="#ddddc6"/>
      <style:paragraph-properties fo:text-align="end"/>
      <style:text-properties style:font-name="Roboto Slab"/>
    </style:style>
    <style:style style:name="P11" style:family="paragraph">
      <style:paragraph-properties fo:text-align="center"/>
      <style:text-properties style:font-name="Roboto Slab" fo:font-size="18pt"/>
    </style:style>
    <style:style style:name="P12" style:family="paragraph">
      <loext:graphic-properties draw:fill-color="#a0a090"/>
      <style:paragraph-properties fo:text-align="center"/>
      <style:text-properties style:font-name="Roboto Slab" fo:font-size="18pt"/>
    </style:style>
    <style:style style:name="P13" style:family="paragraph">
      <style:paragraph-properties fo:text-align="center"/>
      <style:text-properties fo:color="#000000" loext:opacity="100%" style:font-name="Roboto Slab" fo:font-size="18pt"/>
    </style:style>
    <style:style style:name="P14" style:family="paragraph">
      <loext:graphic-properties draw:fill-color="#c4c4b0"/>
      <style:paragraph-properties fo:text-align="center" style:writing-mode="lr-tb"/>
      <style:text-properties fo:color="#000000" loext:opacity="100%" style:font-name="Roboto Slab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font-name="Roboto Slab" fo:font-size="18pt"/>
    </style:style>
    <style:style style:name="P16" style:family="paragraph">
      <loext:graphic-properties draw:fill-color="#a0a090"/>
      <style:paragraph-properties fo:margin-left="0cm" fo:margin-right="0cm" fo:margin-top="0cm" fo:margin-bottom="0cm" fo:line-height="100%" fo:text-align="start" fo:text-indent="0cm"/>
      <style:text-properties style:font-name="Roboto Slab"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/>
      <style:text-properties style:font-name="Roboto Slab" fo:font-size="18pt"/>
    </style:style>
    <style:style style:name="P18" style:family="paragraph">
      <loext:graphic-properties draw:fill-color="#ddddc6"/>
      <style:paragraph-properties fo:margin-left="0cm" fo:margin-right="0cm" fo:margin-top="0cm" fo:margin-bottom="0cm" fo:line-height="100%" fo:text-align="end" fo:text-indent="0cm"/>
      <style:text-properties style:font-name="Roboto Slab"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text-align="start" style:writing-mode="lr-tb"/>
      <style:text-properties fo:font-size="18pt"/>
    </style:style>
    <style:style style:name="P23" style:family="paragraph">
      <style:paragraph-properties fo:text-align="end"/>
      <style:text-properties fo:font-size="28pt" style:font-size-asian="28pt" style:font-size-complex="28pt"/>
    </style:style>
    <style:style style:name="P24" style:family="paragraph">
      <style:paragraph-properties fo:text-align="end" style:writing-mode="lr-tb"/>
      <style:text-properties fo:font-size="28pt" style:font-size-asian="28pt" style:font-size-complex="28pt"/>
    </style:style>
    <style:style style:name="T1" style:family="text">
      <style:text-properties style:font-name="Roboto Slab"/>
    </style:style>
    <style:style style:name="T2" style:family="text">
      <style:text-properties style:font-name="Roboto Slab" fo:font-size="18pt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5cm" svg:height="10.25cm" svg:x="2.7cm" svg:y="5.5cm">
          <text:p text:style-name="P1">Web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cm" svg:height="10.25cm" svg:x="13.7cm" svg:y="5.5cm">
          <text:p text:style-name="P1"/>
          <draw:enhanced-geometry svg:viewBox="0 0 21600 21600" draw:path-stretchpoint-x="10800" draw:path-stretchpoint-y="10800" draw:text-areas="?f3 ?f4 ?f5 ?f6" draw:type="round-rectangle" draw:modifiers="2003.863037752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5cm" svg:height="2.25cm" svg:x="7.9cm" svg:y="11.7cm">
          <text:p text:style-name="P1">Ex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5cm" svg:height="3.449cm" svg:x="7.65cm" svg:y="7.151cm">
          <text:p text:style-name="P1">Instantiate &amp; Impor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6.001cm" svg:height="4.001cm" svg:x="20.449cm" svg:y="8.749cm">
          <text:p text:style-name="P1">Web AP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25cm" svg:height="1.5cm" svg:x="14.7cm" svg:y="10cm">
          <draw:text-box>
            <text:p text:style-name="P5">JavaScript</text:p>
          </draw:text-box>
        </draw:frame>
      </draw:page>
      <draw:page draw:name="page2" draw:style-name="dp1" draw:master-page-name="Default">
        <draw:custom-shape draw:style-name="gr7" draw:text-style-name="P8" draw:layer="layout" svg:width="5.5cm" svg:height="3cm" svg:x="11.75cm" svg:y="4.65cm">
          <text:p text:style-name="P7"><text:span text:style-name="T1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5.75cm" svg:height="3cm" svg:x="5.5cm" svg:y="4.65cm">
          <text:p text:style-name="P1">Rus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75cm" svg:height="3cm" svg:x="17.75cm" svg:y="4.65cm">
          <text:p text:style-name="P1">.w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9" draw:text-style-name="P10" draw:layer="layout" svg:width="9.75cm" svg:height="14cm" svg:x="17.5cm" svg:y="3cm">
          <text:p text:style-name="P9">Browser</text:p>
          <draw:enhanced-geometry svg:viewBox="0 0 21600 21600" draw:path-stretchpoint-x="10800" draw:path-stretchpoint-y="10800" draw:text-areas="?f3 ?f4 ?f5 ?f6" draw:type="round-rectangle" draw:modifiers="1202.83047892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5cm" svg:height="3cm" svg:x="11.75cm" svg:y="4.65cm">
          <text:p text:style-name="P7"><text:span text:style-name="T1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5.75cm" svg:height="3cm" svg:x="5.5cm" svg:y="4.65cm">
          <text:p text:style-name="P1">Rus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75cm" svg:height="3cm" svg:x="17.75cm" svg:y="4.65cm">
          <text:p text:style-name="P1">.w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5.75cm" svg:height="3cm" svg:x="17.75cm" svg:y="13.5cm">
          <text:p text:style-name="P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5.5cm" svg:height="3.75cm" draw:transform="rotate (1.5707963267949) translate (18.75cm 13.25cm)">
          <text:p text:style-name="P7"><text:span text:style-name="T1">Load &amp; instanti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8" draw:text-style-name="P12" draw:layer="layout" svg:width="5.75cm" svg:height="3cm" svg:x="3.15cm" svg:y="4.75cm">
          <text:p text:style-name="P11">Rus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11.95cm" svg:y="4.75cm">
          <text:p text:style-name="P11">.w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20.95cm" svg:y="4.75cm">
          <text:p text:style-name="P11">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6cm" svg:height="3.1cm" svg:x="16.85cm" svg:y="4.65cm">
          <text:p text:style-name="P13"><text:span text:style-name="T1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5.5cm" svg:height="3.1cm" svg:x="8.25cm" svg:y="4.65cm">
          <text:p text:style-name="P13"><text:span text:style-name="T1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8" draw:text-style-name="P12" draw:layer="layout" svg:width="5.75cm" svg:height="3cm" svg:x="3.15cm" svg:y="4.75cm">
          <text:p text:style-name="P11">Rus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11.95cm" svg:y="4.75cm">
          <text:p text:style-name="P11">.w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20.95cm" svg:y="4.75cm">
          <text:p text:style-name="P11">.js &amp;</text:p>
          <text:p text:style-name="P11">snipp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6cm" svg:height="3.1cm" svg:x="16.85cm" svg:y="4.65cm">
          <text:p text:style-name="P13"><text:span text:style-name="T1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5.5cm" svg:height="3.1cm" svg:x="8.25cm" svg:y="4.65cm">
          <text:p text:style-name="P13"><text:span text:style-name="T1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5.75cm" svg:height="3cm" svg:x="21cm" svg:y="8.5cm">
          <text:p text:style-name="P1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12.75cm" svg:height="6cm" svg:x="7cm" svg:y="8.5cm">
          <text:list text:style-name="L1">
            <text:list-item>
              <text:p text:style-name="P15"><text:span text:style-name="T2">Process assets (CSS, SASS, JS, …)</text:span></text:p>
            </text:list-item>
            <text:list-item>
              <text:p text:style-name="P15"><text:span text:style-name="T2">Collect &amp; process snippets</text:span></text:p>
            </text:list-item>
            <text:list-item>
              <text:p text:style-name="P15"><text:span text:style-name="T2">Sub-resource integrity</text:span></text:p>
            </text:list-item>
            <text:list-item>
              <text:p text:style-name="P15"><text:span text:style-name="T2">Watch &amp; serve (hot-reloa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14" draw:text-style-name="P18" draw:layer="layout" svg:width="25.5cm" svg:height="13.25cm" svg:x="2cm" svg:y="3.5cm">
          <text:list text:style-name="L1">
            <text:list-header>
              <text:p text:style-name="P17"><text:span text:style-name="T2">Trunk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932.397554901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3.15cm" svg:y="4.75cm">
          <text:p text:style-name="P11">Rust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11.95cm" svg:y="4.75cm">
          <text:p text:style-name="P11">.wa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5.75cm" svg:height="3cm" svg:x="20.95cm" svg:y="4.75cm">
          <text:p text:style-name="P11">.js &amp;</text:p>
          <text:p text:style-name="P11">snipp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6cm" svg:height="3.1cm" svg:x="16.85cm" svg:y="4.65cm">
          <text:p text:style-name="P13"><text:span text:style-name="T1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5.5cm" svg:height="3.1cm" svg:x="8.25cm" svg:y="4.65cm">
          <text:p text:style-name="P13"><text:span text:style-name="T1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5.75cm" svg:height="3cm" svg:x="21cm" svg:y="8.5cm">
          <text:p text:style-name="P11">index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2.75cm" svg:height="6cm" svg:x="7cm" svg:y="8.5cm">
          <text:list text:style-name="L1">
            <text:list-item>
              <text:p text:style-name="P15"><text:span text:style-name="T2">Process assets (CSS, SASS, JS, …)</text:span></text:p>
            </text:list-item>
            <text:list-item>
              <text:p text:style-name="P15"><text:span text:style-name="T2">Collect &amp; process snippets</text:span></text:p>
            </text:list-item>
            <text:list-item>
              <text:p text:style-name="P15"><text:span text:style-name="T2">Sub-resource integrity</text:span></text:p>
            </text:list-item>
            <text:list-item>
              <text:p text:style-name="P15"><text:span text:style-name="T2">Watch &amp; serve (hot-reload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custom-shape draw:style-name="gr16" draw:text-style-name="P20" draw:layer="layout" svg:width="6cm" svg:height="3cm" svg:x="1cm" svg:y="6cm">
          <text:p text:style-name="P19"><text:span text:style-name="T3">Rust c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7.25cm" svg:y="6cm">
          <text:p text:style-name="P19"><text:span text:style-name="T3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6cm" svg:height="3cm" svg:x="13cm" svg:y="6cm">
          <text:p text:style-name="P19"><text:span text:style-name="T3">.wasm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cm" svg:height="3cm" svg:x="22.25cm" svg:y="6cm">
          <text:p text:style-name="P19"><text:span text:style-name="T3">.js (&amp;snippet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18.25cm" svg:y="6cm">
          <text:p text:style-name="P19"><text:span text:style-name="T3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6cm" svg:height="3cm" svg:x="22.25cm" svg:y="9.5cm">
          <text:p text:style-name="P19"><text:span text:style-name="T3">index.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2.5cm" svg:height="6cm" svg:x="6.5cm" svg:y="9.5cm">
          <text:list text:style-name="L1">
            <text:list-item>
              <text:p text:style-name="P21"><text:span text:style-name="T3">Process assets (CSS, SASS, JS, …)</text:span></text:p>
            </text:list-item>
            <text:list-item>
              <text:p text:style-name="P21"><text:span text:style-name="T3">Collect &amp; process snippets</text:span></text:p>
            </text:list-item>
            <text:list-item>
              <text:p text:style-name="P21"><text:span text:style-name="T3">Sub-resource integrity</text:span></text:p>
            </text:list-item>
            <text:list-item>
              <text:p text:style-name="P21"><text:span text:style-name="T3">Watch &amp; serve (hot-reload)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6" draw:text-style-name="P20" draw:layer="layout" svg:width="6cm" svg:height="3cm" svg:x="1cm" svg:y="6cm">
          <text:p text:style-name="P19"><text:span text:style-name="T3">Rust c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7.25cm" svg:y="6cm">
          <text:p text:style-name="P19"><text:span text:style-name="T3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6cm" svg:height="3cm" svg:x="13cm" svg:y="6cm">
          <text:p text:style-name="P19"><text:span text:style-name="T3">.wasm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cm" svg:height="3cm" svg:x="22.25cm" svg:y="6cm">
          <text:p text:style-name="P19"><text:span text:style-name="T3">.j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18.25cm" svg:y="6cm">
          <text:p text:style-name="P19"><text:span text:style-name="T3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custom-shape draw:style-name="gr19" draw:text-style-name="P24" draw:layer="layout" svg:width="23.25cm" svg:height="11.5cm" svg:x="5.5cm" svg:y="5.25cm">
          <text:p text:style-name="P23"><text:span text:style-name="T4">Trunk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cm" svg:height="3cm" svg:x="1cm" svg:y="6cm">
          <text:p text:style-name="P19"><text:span text:style-name="T3">Rust c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7.25cm" svg:y="6cm">
          <text:p text:style-name="P19"><text:span text:style-name="T3">cargo &amp; rust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6cm" svg:height="3cm" svg:x="13cm" svg:y="6cm">
          <text:p text:style-name="P19"><text:span text:style-name="T3">.wasm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cm" svg:height="3cm" svg:x="22.25cm" svg:y="6cm">
          <text:p text:style-name="P19"><text:span text:style-name="T3">.js (&amp;snippets)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5.5cm" svg:height="2.75cm" svg:x="18.25cm" svg:y="6cm">
          <text:p text:style-name="P19"><text:span text:style-name="T3">wasm_bindge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0" draw:layer="layout" svg:width="6cm" svg:height="3cm" svg:x="22.25cm" svg:y="9.5cm">
          <text:p text:style-name="P19"><text:span text:style-name="T3">index.html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2.5cm" svg:height="6cm" svg:x="6.5cm" svg:y="9.5cm">
          <text:list text:style-name="L1">
            <text:list-item>
              <text:p text:style-name="P21"><text:span text:style-name="T3">Process assets (CSS, SASS, JS, …)</text:span></text:p>
            </text:list-item>
            <text:list-item>
              <text:p text:style-name="P21"><text:span text:style-name="T3">Collect &amp; process snippets</text:span></text:p>
            </text:list-item>
            <text:list-item>
              <text:p text:style-name="P21"><text:span text:style-name="T3">Sub-resource integrity</text:span></text:p>
            </text:list-item>
            <text:list-item>
              <text:p text:style-name="P21"><text:span text:style-name="T3">Watch &amp; serve (hot-reload)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Slab" svg:font-family="'Roboto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5f5dc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6:39:49.653045476</meta:creation-date>
    <dc:date>2024-10-09T14:36:59.829455956</dc:date>
    <meta:editing-duration>PT48M16S</meta:editing-duration>
    <meta:editing-cycles>26</meta:editing-cycles>
    <meta:generator>LibreOffice/24.8.2.1$Linux_X86_64 LibreOffice_project/0f794b6e29741098670a3b95d60478a65d05ef13</meta:generator>
    <meta:document-statistic meta:object-count="55"/>
  </office:meta>
</office:document-meta>
</file>